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60"/>
    <style:style style:name="ce6" style:family="table-cell" style:parent-style-name="Default" style:data-style-name="N2"/>
    <style:style style:name="ce7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>
            <text:p>DIM</text:p>
          </table:table-cell>
          <table:table-cell table:style-name="ce1" office:value-type="string">
            <text:p>Config</text:p>
          </table:table-cell>
          <table:table-cell table:style-name="ce1" office:value-type="string">
            <text:p>MinMin/PALS</text:p>
          </table:table-cell>
          <table:table-cell table:style-name="ce1"/>
          <table:table-cell table:style-name="ce1" office:value-type="string">
            <text:p>Mejora</text:p>
          </table:table-cell>
          <table:table-cell table:style-name="ce1" office:value-type="string">
            <text:p>Tiempo</text:p>
          </table:table-cell>
          <table:table-cell table:number-columns-repeated="2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000">
            <text:p>5000</text:p>
          </table:table-cell>
          <table:table-cell office:value-type="float" office:value="19552222">
            <text:p>19552222</text:p>
          </table:table-cell>
          <table:table-cell/>
          <table:table-cell table:formula="of:=100-[.E7]" office:value-type="float" office:value="8.13937157628428">
            <text:p>8.1393715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96">
            <text:p>4096</text:p>
          </table:table-cell>
          <table:table-cell office:value-type="float" office:value="17960794">
            <text:p>17960794</text:p>
          </table:table-cell>
          <table:table-cell/>
          <table:table-cell table:formula="of:=[.C7]*100/[.C6]" office:value-type="float" office:value="91.8606284237157">
            <text:p>91.860628423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9552222">
            <text:p>19552222</text:p>
          </table:table-cell>
          <table:table-cell/>
          <table:table-cell table:formula="of:=100-[.E10]" office:value-type="float" office:value="7.85426843046278">
            <text:p>7.85426843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8016538">
            <text:p>18016538</text:p>
          </table:table-cell>
          <table:table-cell/>
          <table:table-cell table:formula="of:=[.C10]*100/[.C9]" office:value-type="float" office:value="92.1457315695372">
            <text:p>92.1457315695</text:p>
          </table:table-cell>
          <table:table-cell office:value-type="float" office:value="6.4">
            <text:p>6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7631294">
            <text:p>17631294</text:p>
          </table:table-cell>
          <table:table-cell/>
          <table:table-cell table:formula="of:=[.C11]*100/[.C9]" office:value-type="float" office:value="90.1753979675558">
            <text:p>90.1753979676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20508266">
            <text:p>20508266</text:p>
          </table:table-cell>
          <table:table-cell/>
          <table:table-cell table:formula="of:=100-[.E17]" office:value-type="float" office:value="7.48298271535975">
            <text:p>7.48298271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8973636">
            <text:p>18973636</text:p>
          </table:table-cell>
          <table:table-cell/>
          <table:table-cell table:formula="of:=[.C17]*100/[.C16]" office:value-type="float" office:value="92.5170172846402">
            <text:p>92.51701728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8388366">
            <text:p>18388366</text:p>
          </table:table-cell>
          <table:table-cell/>
          <table:table-cell table:formula="of:=[.C18]*100/[.C16]" office:value-type="float" office:value="89.6631923927649">
            <text:p>89.6631923928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office:value-type="float" office:value="16035238">
            <text:p>160352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table:style-name="ce2" office:value-type="string">
            <text:p>Nueva implementación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4" office:value-type="string">
            <text:p>MinMin</text:p>
          </table:table-cell>
          <table:table-cell table:style-name="ce4"/>
          <table:table-cell table:style-name="ce4" office:value-type="string">
            <text:p>Fixed</text:p>
          </table:table-cell>
          <table:table-cell table:style-name="ce4"/>
          <table:table-cell table:style-name="ce7" table:number-columns-repeated="2"/>
        </table:table-row>
        <table:table-row table:style-name="ro1">
          <table:table-cell/>
          <table:table-cell table:style-name="ce3"/>
          <table:table-cell table:style-name="ce4" office:value-type="string">
            <text:p>Value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Mejora %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Mejora %</text:p>
          </table:table-cell>
        </table:table-row>
        <table:table-row table:style-name="ro1">
          <table:table-cell/>
          <table:table-cell table:style-name="ce4" office:value-type="string">
            <text:p>512x16</text:p>
          </table:table-cell>
          <table:table-cell/>
          <table:table-cell table:style-name="ce5"/>
          <table:table-cell/>
          <table:table-cell table:style-name="ce6"/>
          <table:table-cell table:style-name="ce5"/>
          <table:table-cell/>
        </table:table-row>
        <table:table-row table:style-name="ro1">
          <table:table-cell/>
          <table:table-cell table:style-name="ce4" office:value-type="string">
            <text:p>1024x32</text:p>
          </table:table-cell>
          <table:table-cell office:value-type="float" office:value="20508266">
            <text:p>20508266</text:p>
          </table:table-cell>
          <table:table-cell table:style-name="ce5" office:value-type="float" office:value="494483">
            <text:p>4.94E+005</text:p>
          </table:table-cell>
          <table:table-cell office:value-type="float" office:value="18592082">
            <text:p>18592082</text:p>
          </table:table-cell>
          <table:table-cell table:style-name="ce6" table:formula="of:=100-[.E30]*100/[.C30]" office:value-type="float" office:value="9.34347155434789">
            <text:p>9.34</text:p>
          </table:table-cell>
          <table:table-cell table:style-name="ce5" office:value-type="float" office:value="1083588">
            <text:p>1.08E+006</text:p>
          </table:table-cell>
          <table:table-cell table:style-name="ce6" table:formula="of:=100-[.G30]*100/[.D30]" office:value-type="float" office:value="-119.135541565635">
            <text:p>-119.14</text:p>
          </table:table-cell>
        </table:table-row>
        <table:table-row table:style-name="ro1">
          <table:table-cell/>
          <table:table-cell table:style-name="ce4" office:value-type="string">
            <text:p>2048x64</text:p>
          </table:table-cell>
          <table:table-cell office:value-type="float" office:value="19552222">
            <text:p>19552222</text:p>
          </table:table-cell>
          <table:table-cell table:style-name="ce5" office:value-type="float" office:value="4805035">
            <text:p>4.81E+006</text:p>
          </table:table-cell>
          <table:table-cell office:value-type="float" office:value="17748556">
            <text:p>17748556</text:p>
          </table:table-cell>
          <table:table-cell table:style-name="ce6" table:formula="of:=100-[.E31]*100/[.C31]" office:value-type="float" office:value="9.22486457037978">
            <text:p>9.22</text:p>
          </table:table-cell>
          <table:table-cell table:style-name="ce5" office:value-type="float" office:value="3076629">
            <text:p>3.08E+006</text:p>
          </table:table-cell>
          <table:table-cell table:style-name="ce6" table:formula="of:=100-[.G31]*100/[.D31]" office:value-type="float" office:value="35.9707265399732">
            <text:p>35.97</text:p>
          </table:table-cell>
        </table:table-row>
        <table:table-row table:style-name="ro1">
          <table:table-cell/>
          <table:table-cell table:style-name="ce4" office:value-type="string">
            <text:p>4096x128</text:p>
          </table:table-cell>
          <table:table-cell office:value-type="float" office:value="16035238">
            <text:p>16035238</text:p>
          </table:table-cell>
          <table:table-cell table:style-name="ce5" office:value-type="float" office:value="45966859">
            <text:p>4.60E+007</text:p>
          </table:table-cell>
          <table:table-cell office:value-type="float" office:value="14852124">
            <text:p>14852124</text:p>
          </table:table-cell>
          <table:table-cell table:style-name="ce6" table:formula="of:=100-[.E32]*100/[.C32]" office:value-type="float" office:value="7.37821290834599">
            <text:p>7.38</text:p>
          </table:table-cell>
          <table:table-cell table:style-name="ce5" office:value-type="float" office:value="8244410">
            <text:p>8.24E+006</text:p>
          </table:table-cell>
          <table:table-cell table:style-name="ce6" table:formula="of:=100-[.G32]*100/[.D32]" office:value-type="float" office:value="82.0644477796492">
            <text:p>82.06</text:p>
          </table:table-cell>
        </table:table-row>
        <table:table-row table:style-name="ro1">
          <table:table-cell/>
          <table:table-cell table:style-name="ce4" office:value-type="string">
            <text:p>8192x256</text:p>
          </table:table-cell>
          <table:table-cell/>
          <table:table-cell table:style-name="ce5"/>
          <table:table-cell/>
          <table:table-cell table:style-name="ce6"/>
          <table:table-cell table:style-name="ce5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2" number:min-integer-digits="1" number:min-exponent-digits="2"/>
      <number:text>3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2">12/12/2011</text:date>, <text:time>01:0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tiago Iturriaga</meta:initial-creator>
    <meta:creation-date>2011-12-05T20:01:07</meta:creation-date>
    <dc:date>2011-12-12T01:03:01</dc:date>
    <dc:creator>Santiago Iturriaga</dc:creator>
    <meta:editing-duration>PT06H00M58S</meta:editing-duration>
    <meta:editing-cycles>5</meta:editing-cycles>
    <meta:generator>OpenOffice.org/3.2$Unix OpenOffice.org_project/320m19$Build-9505</meta:generator>
    <meta:document-statistic meta:table-count="3" meta:cell-count="69" meta:object-count="0"/>
  </office:meta>
</office:document-meta>
</file>